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ins-opt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9613">
            <text:p>9613</text:p>
          </table:table-cell>
          <table:table-cell>
            <draw:frame table:end-cell-address="'ins-opt'.J22" table:end-x="0.293cm" table:end-y="0.058cm" draw:z-index="0" draw:style-name="gr1" svg:width="15.999cm" svg:height="8.999cm" svg:x="0.101cm" svg:y="0.1cm">
              <draw:object draw:notify-on-update-of-ranges="'ins-opt'.A1:'ins-opt'.A100 'ins-opt'.B1:'ins-opt'.B1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361">
            <text:p>236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552">
            <text:p>2552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270">
            <text:p>3270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872">
            <text:p>3872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4587">
            <text:p>4587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5267">
            <text:p>5267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925">
            <text:p>5925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6586">
            <text:p>6586</text:p>
          </table:table-cell>
          <table:table-cell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301">
            <text:p>7301</text:p>
          </table:table-cell>
          <table:table-cell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899">
            <text:p>7899</text:p>
          </table:table-cell>
          <table:table-cell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605">
            <text:p>8605</text:p>
          </table:table-cell>
          <table:table-cell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9278">
            <text:p>9278</text:p>
          </table:table-cell>
          <table:table-cell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0031">
            <text:p>10031</text:p>
          </table:table-cell>
          <table:table-cell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0666">
            <text:p>10666</text:p>
          </table:table-cell>
          <table:table-cell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1335">
            <text:p>11335</text:p>
          </table:table-cell>
          <table:table-cell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1959">
            <text:p>11959</text:p>
          </table:table-cell>
          <table:table-cell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8730">
            <text:p>18730</text:p>
          </table:table-cell>
          <table:table-cell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3666">
            <text:p>13666</text:p>
          </table:table-cell>
          <table:table-cell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4075">
            <text:p>14075</text:p>
          </table:table-cell>
          <table:table-cell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4722">
            <text:p>14722</text:p>
          </table:table-cell>
          <table:table-cell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6083">
            <text:p>16083</text:p>
          </table:table-cell>
          <table:table-cell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6072">
            <text:p>16072</text:p>
          </table:table-cell>
          <table:table-cell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6794">
            <text:p>16794</text:p>
          </table:table-cell>
          <table:table-cell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7373">
            <text:p>17373</text:p>
          </table:table-cell>
          <table:table-cell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8764">
            <text:p>18764</text:p>
          </table:table-cell>
          <table:table-cell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8978">
            <text:p>18978</text:p>
          </table:table-cell>
          <table:table-cell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069">
            <text:p>20069</text:p>
          </table:table-cell>
          <table:table-cell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2888">
            <text:p>22888</text:p>
          </table:table-cell>
          <table:table-cell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346">
            <text:p>2346</text:p>
          </table:table-cell>
          <table:table-cell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207">
            <text:p>2207</text:p>
          </table:table-cell>
          <table:table-cell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320">
            <text:p>2320</text:p>
          </table:table-cell>
          <table:table-cell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308">
            <text:p>2308</text:p>
          </table:table-cell>
          <table:table-cell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399">
            <text:p>2399</text:p>
          </table:table-cell>
          <table:table-cell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429">
            <text:p>2429</text:p>
          </table:table-cell>
          <table:table-cell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485">
            <text:p>2485</text:p>
          </table:table-cell>
          <table:table-cell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609">
            <text:p>2609</text:p>
          </table:table-cell>
          <table:table-cell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567">
            <text:p>2567</text:p>
          </table:table-cell>
          <table:table-cell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718">
            <text:p>2718</text:p>
          </table:table-cell>
          <table:table-cell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722">
            <text:p>2722</text:p>
          </table:table-cell>
          <table:table-cell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778">
            <text:p>2778</text:p>
          </table:table-cell>
          <table:table-cell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895">
            <text:p>2895</text:p>
          </table:table-cell>
          <table:table-cell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906">
            <text:p>2906</text:p>
          </table:table-cell>
          <table:table-cell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924">
            <text:p>2924</text:p>
          </table:table-cell>
          <table:table-cell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076">
            <text:p>3076</text:p>
          </table:table-cell>
          <table:table-cell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079">
            <text:p>3079</text:p>
          </table:table-cell>
          <table:table-cell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139">
            <text:p>3139</text:p>
          </table:table-cell>
          <table:table-cell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252">
            <text:p>3252</text:p>
          </table:table-cell>
          <table:table-cell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3256">
            <text:p>3256</text:p>
          </table:table-cell>
          <table:table-cell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316">
            <text:p>3316</text:p>
          </table:table-cell>
          <table:table-cell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429">
            <text:p>3429</text:p>
          </table:table-cell>
          <table:table-cell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432">
            <text:p>3432</text:p>
          </table:table-cell>
          <table:table-cell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545">
            <text:p>3545</text:p>
          </table:table-cell>
          <table:table-cell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557">
            <text:p>3557</text:p>
          </table:table-cell>
          <table:table-cell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662">
            <text:p>3662</text:p>
          </table:table-cell>
          <table:table-cell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665">
            <text:p>3665</text:p>
          </table:table-cell>
          <table:table-cell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778">
            <text:p>3778</text:p>
          </table:table-cell>
          <table:table-cell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786">
            <text:p>3786</text:p>
          </table:table-cell>
          <table:table-cell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3903">
            <text:p>3903</text:p>
          </table:table-cell>
          <table:table-cell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907">
            <text:p>3907</text:p>
          </table:table-cell>
          <table:table-cell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4057">
            <text:p>4057</text:p>
          </table:table-cell>
          <table:table-cell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4023">
            <text:p>4023</text:p>
          </table:table-cell>
          <table:table-cell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4136">
            <text:p>4136</text:p>
          </table:table-cell>
          <table:table-cell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4143">
            <text:p>4143</text:p>
          </table:table-cell>
          <table:table-cell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4240">
            <text:p>4240</text:p>
          </table:table-cell>
          <table:table-cell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315">
            <text:p>4315</text:p>
          </table:table-cell>
          <table:table-cell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4316">
            <text:p>4316</text:p>
          </table:table-cell>
          <table:table-cell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4379">
            <text:p>4379</text:p>
          </table:table-cell>
          <table:table-cell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526">
            <text:p>4526</text:p>
          </table:table-cell>
          <table:table-cell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493">
            <text:p>4493</text:p>
          </table:table-cell>
          <table:table-cell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4647">
            <text:p>4647</text:p>
          </table:table-cell>
          <table:table-cell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4609">
            <text:p>4609</text:p>
          </table:table-cell>
          <table:table-cell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4729">
            <text:p>4729</text:p>
          </table:table-cell>
          <table:table-cell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4767">
            <text:p>4767</text:p>
          </table:table-cell>
          <table:table-cell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846">
            <text:p>4846</text:p>
          </table:table-cell>
          <table:table-cell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4883">
            <text:p>4883</text:p>
          </table:table-cell>
          <table:table-cell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4963">
            <text:p>4963</text:p>
          </table:table-cell>
          <table:table-cell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4996">
            <text:p>4996</text:p>
          </table:table-cell>
          <table:table-cell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5083">
            <text:p>5083</text:p>
          </table:table-cell>
          <table:table-cell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5083">
            <text:p>5083</text:p>
          </table:table-cell>
          <table:table-cell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5234">
            <text:p>5234</text:p>
          </table:table-cell>
          <table:table-cell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5203">
            <text:p>5203</text:p>
          </table:table-cell>
          <table:table-cell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5354">
            <text:p>5354</text:p>
          </table:table-cell>
          <table:table-cell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5357">
            <text:p>5357</text:p>
          </table:table-cell>
          <table:table-cell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5376">
            <text:p>5376</text:p>
          </table:table-cell>
          <table:table-cell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5534">
            <text:p>5534</text:p>
          </table:table-cell>
          <table:table-cell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5552">
            <text:p>5552</text:p>
          </table:table-cell>
          <table:table-cell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5598">
            <text:p>5598</text:p>
          </table:table-cell>
          <table:table-cell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5617">
            <text:p>5617</text:p>
          </table:table-cell>
          <table:table-cell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5774">
            <text:p>5774</text:p>
          </table:table-cell>
          <table:table-cell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5779">
            <text:p>5779</text:p>
          </table:table-cell>
          <table:table-cell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5887">
            <text:p>5887</text:p>
          </table:table-cell>
          <table:table-cell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5887">
            <text:p>5887</text:p>
          </table:table-cell>
          <table:table-cell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5966">
            <text:p>5966</text:p>
          </table:table-cell>
          <table:table-cell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6007">
            <text:p>6007</text:p>
          </table:table-cell>
          <table:table-cell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6124">
            <text:p>6124</text:p>
          </table:table-cell>
          <table:table-cell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6131">
            <text:p>6131</text:p>
          </table:table-cell>
          <table:table-cell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6263">
            <text:p>6263</text:p>
          </table:table-cell>
          <table:table-cell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6286">
            <text:p>6286</text:p>
          </table:table-cell>
          <table:table-cell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354">
            <text:p>6354</text:p>
          </table:table-cell>
          <table:table-cell/>
        </table:table-row>
      </table:table>
      <table:table table:name="ins-pes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5489">
            <text:p>5489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6">
            <text:p>57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41">
            <text:p>541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582">
            <text:p>582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609">
            <text:p>609</text:p>
          </table:table-cell>
          <table:table-cell/>
          <table:table-cell>
            <draw:frame table:end-cell-address="'ins-pes'.K26" table:end-x="0.855cm" table:end-y="0.237cm" draw:z-index="0" draw:style-name="gr1" svg:width="15.982cm" svg:height="8.998cm" svg:x="0.68cm" svg:y="0.28cm">
              <draw:object draw:notify-on-update-of-ranges="'ins-pes'.A1:'ins-pes'.A100 'ins-pes'.B1:'ins-pes'.B10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88">
            <text:p>688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97">
            <text:p>797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86">
            <text:p>786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846">
            <text:p>846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023">
            <text:p>1023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966">
            <text:p>966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1094">
            <text:p>1094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1083">
            <text:p>1083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1237">
            <text:p>1237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1203">
            <text:p>1203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1319">
            <text:p>1319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361">
            <text:p>1361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1443">
            <text:p>1443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1448">
            <text:p>1448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1504">
            <text:p>1504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617">
            <text:p>1617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647">
            <text:p>1647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676">
            <text:p>1676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834">
            <text:p>1834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797">
            <text:p>1797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894">
            <text:p>1894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978">
            <text:p>1978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012">
            <text:p>2012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2068">
            <text:p>2068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151">
            <text:p>2151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184">
            <text:p>2184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2346">
            <text:p>2346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327">
            <text:p>2327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402">
            <text:p>2402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478">
            <text:p>2478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440">
            <text:p>2440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2583">
            <text:p>2583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658">
            <text:p>2658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661">
            <text:p>2661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741">
            <text:p>2741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2774">
            <text:p>2774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2880">
            <text:p>2880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2955">
            <text:p>2955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955">
            <text:p>2955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3071">
            <text:p>3071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3072">
            <text:p>3072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3135">
            <text:p>3135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3252">
            <text:p>3252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3248">
            <text:p>3248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3376">
            <text:p>3376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3368">
            <text:p>3368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3429">
            <text:p>3429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3594">
            <text:p>3594</text:p>
          </table:table-cell>
          <table:table-cell table:number-columns-repeated="2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3546">
            <text:p>3546</text:p>
          </table:table-cell>
          <table:table-cell table:number-columns-repeated="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3605">
            <text:p>3605</text:p>
          </table:table-cell>
          <table:table-cell table:number-columns-repeated="2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3722">
            <text:p>3722</text:p>
          </table:table-cell>
          <table:table-cell table:number-columns-repeated="2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3722">
            <text:p>3722</text:p>
          </table:table-cell>
          <table:table-cell table:number-columns-repeated="2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3884">
            <text:p>3884</text:p>
          </table:table-cell>
          <table:table-cell table:number-columns-repeated="2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4181">
            <text:p>4181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3895">
            <text:p>3895</text:p>
          </table:table-cell>
          <table:table-cell table:number-columns-repeated="2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4004">
            <text:p>4004</text:p>
          </table:table-cell>
          <table:table-cell table:number-columns-repeated="2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4101">
            <text:p>4101</text:p>
          </table:table-cell>
          <table:table-cell table:number-columns-repeated="2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4113">
            <text:p>4113</text:p>
          </table:table-cell>
          <table:table-cell table:number-columns-repeated="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4136">
            <text:p>4136</text:p>
          </table:table-cell>
          <table:table-cell table:number-columns-repeated="2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4256">
            <text:p>4256</text:p>
          </table:table-cell>
          <table:table-cell table:number-columns-repeated="2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4248">
            <text:p>4248</text:p>
          </table:table-cell>
          <table:table-cell table:number-columns-repeated="2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4346">
            <text:p>4346</text:p>
          </table:table-cell>
          <table:table-cell table:number-columns-repeated="2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4470">
            <text:p>4470</text:p>
          </table:table-cell>
          <table:table-cell table:number-columns-repeated="2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4428">
            <text:p>4428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4586">
            <text:p>4586</text:p>
          </table:table-cell>
          <table:table-cell table:number-columns-repeated="2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4549">
            <text:p>4549</text:p>
          </table:table-cell>
          <table:table-cell table:number-columns-repeated="2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4666">
            <text:p>4666</text:p>
          </table:table-cell>
          <table:table-cell table:number-columns-repeated="2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4669">
            <text:p>4669</text:p>
          </table:table-cell>
          <table:table-cell table:number-columns-repeated="2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4790">
            <text:p>4790</text:p>
          </table:table-cell>
          <table:table-cell table:number-columns-repeated="2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4846">
            <text:p>4846</text:p>
          </table:table-cell>
          <table:table-cell table:number-columns-repeated="2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4846">
            <text:p>4846</text:p>
          </table:table-cell>
          <table:table-cell table:number-columns-repeated="2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5000">
            <text:p>5000</text:p>
          </table:table-cell>
          <table:table-cell table:number-columns-repeated="2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4966">
            <text:p>4966</text:p>
          </table:table-cell>
          <table:table-cell table:number-columns-repeated="2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5045">
            <text:p>5045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5113">
            <text:p>5113</text:p>
          </table:table-cell>
          <table:table-cell table:number-columns-repeated="2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5200">
            <text:p>5200</text:p>
          </table:table-cell>
          <table:table-cell table:number-columns-repeated="2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5233">
            <text:p>5233</text:p>
          </table:table-cell>
          <table:table-cell table:number-columns-repeated="2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5358">
            <text:p>5358</text:p>
          </table:table-cell>
          <table:table-cell table:number-columns-repeated="2"/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5316">
            <text:p>5316</text:p>
          </table:table-cell>
          <table:table-cell table:number-columns-repeated="2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5410">
            <text:p>5410</text:p>
          </table:table-cell>
          <table:table-cell table:number-columns-repeated="2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5530">
            <text:p>5530</text:p>
          </table:table-cell>
          <table:table-cell table:number-columns-repeated="2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6779">
            <text:p>6779</text:p>
          </table:table-cell>
          <table:table-cell table:number-columns-repeated="2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6481">
            <text:p>6481</text:p>
          </table:table-cell>
          <table:table-cell table:number-columns-repeated="2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5650">
            <text:p>5650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5771">
            <text:p>5771</text:p>
          </table:table-cell>
          <table:table-cell table:number-columns-repeated="2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5767">
            <text:p>5767</text:p>
          </table:table-cell>
          <table:table-cell table:number-columns-repeated="2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5853">
            <text:p>5853</text:p>
          </table:table-cell>
          <table:table-cell table:number-columns-repeated="2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5850">
            <text:p>5850</text:p>
          </table:table-cell>
          <table:table-cell table:number-columns-repeated="2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5944">
            <text:p>5944</text:p>
          </table:table-cell>
          <table:table-cell table:number-columns-repeated="2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6060">
            <text:p>6060</text:p>
          </table:table-cell>
          <table:table-cell table:number-columns-repeated="2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6109">
            <text:p>6109</text:p>
          </table:table-cell>
          <table:table-cell table:number-columns-repeated="2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6181">
            <text:p>6181</text:p>
          </table:table-cell>
          <table:table-cell table:number-columns-repeated="2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6185">
            <text:p>6185</text:p>
          </table:table-cell>
          <table:table-cell table:number-columns-repeated="2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6331">
            <text:p>6331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6301">
            <text:p>6301</text:p>
          </table:table-cell>
          <table:table-cell table:number-columns-repeated="2"/>
        </table:table-row>
      </table:table>
      <table:table table:name="qs-opt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7211">
            <text:p>721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707">
            <text:p>5707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6636">
            <text:p>6636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9433">
            <text:p>943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1876">
            <text:p>1187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2854">
            <text:p>1285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15910">
            <text:p>1591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5091">
            <text:p>2509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3805">
            <text:p>2380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5219">
            <text:p>25219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6794">
            <text:p>267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7997">
            <text:p>27997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30249">
            <text:p>30249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34347">
            <text:p>34347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38855">
            <text:p>38855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51704">
            <text:p>51704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102228">
            <text:p>102228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993">
            <text:p>799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805">
            <text:p>7805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417">
            <text:p>8417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824">
            <text:p>8824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677">
            <text:p>9677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0181">
            <text:p>1018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0696">
            <text:p>1069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752">
            <text:p>1075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1504">
            <text:p>11504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1722">
            <text:p>1172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2391">
            <text:p>12391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2534">
            <text:p>12534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561">
            <text:p>1256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2564">
            <text:p>12564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2850">
            <text:p>1285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812">
            <text:p>1381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3910">
            <text:p>1391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4324">
            <text:p>14324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5155">
            <text:p>15155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5805">
            <text:p>15805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6436">
            <text:p>16436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6591">
            <text:p>1659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7436">
            <text:p>17436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7978">
            <text:p>17978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8203">
            <text:p>18203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9110">
            <text:p>1911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0088">
            <text:p>20088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0482">
            <text:p>20482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1005">
            <text:p>21005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2121">
            <text:p>22121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2573">
            <text:p>22573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2625">
            <text:p>2262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2549">
            <text:p>22549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2741">
            <text:p>22741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3245">
            <text:p>23245</text:p>
          </table:table-cell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3956">
            <text:p>23956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4226">
            <text:p>24226</text:p>
          </table:table-cell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5099">
            <text:p>25099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5222">
            <text:p>25222</text:p>
          </table:table-cell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5271">
            <text:p>25271</text:p>
          </table:table-cell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5896">
            <text:p>25896</text:p>
          </table:table-cell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5748">
            <text:p>25748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5681">
            <text:p>25681</text:p>
          </table:table-cell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6042">
            <text:p>26042</text:p>
          </table:table-cell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6365">
            <text:p>26365</text:p>
          </table:table-cell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26365">
            <text:p>26365</text:p>
          </table:table-cell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6602">
            <text:p>26602</text:p>
          </table:table-cell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27528">
            <text:p>27528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28915">
            <text:p>28915</text:p>
          </table:table-cell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29588">
            <text:p>29588</text:p>
          </table:table-cell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9054">
            <text:p>29054</text:p>
          </table:table-cell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9362">
            <text:p>29362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0151">
            <text:p>30151</text:p>
          </table:table-cell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0666">
            <text:p>30666</text:p>
          </table:table-cell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1392">
            <text:p>31392</text:p>
          </table:table-cell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32452">
            <text:p>32452</text:p>
          </table:table-cell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33047">
            <text:p>33047</text:p>
          </table:table-cell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3746">
            <text:p>33746</text:p>
          </table:table-cell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3934">
            <text:p>33934</text:p>
          </table:table-cell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34197">
            <text:p>34197</text:p>
          </table:table-cell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34651">
            <text:p>34651</text:p>
          </table:table-cell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35734">
            <text:p>35734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6002">
            <text:p>36002</text:p>
          </table:table-cell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37448">
            <text:p>37448</text:p>
          </table:table-cell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36885">
            <text:p>36885</text:p>
          </table:table-cell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49863">
            <text:p>49863</text:p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38080">
            <text:p>38080</text:p>
          </table:table-cell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39076">
            <text:p>39076</text:p>
          </table:table-cell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39963">
            <text:p>39963</text:p>
          </table:table-cell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41178">
            <text:p>41178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42418">
            <text:p>42418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42610">
            <text:p>42610</text:p>
            <draw:frame table:end-cell-address="'qs-opt'.I110" table:end-x="1.579cm" table:end-y="0.302cm" draw:z-index="0" draw:style-name="gr1" svg:width="15.983cm" svg:height="8.998cm" svg:x="1.403cm" svg:y="0.345cm">
              <draw:object draw:notify-on-update-of-ranges="'qs-opt'.A1:'qs-opt'.A100 'qs-opt'.B1:'qs-opt'.B10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42682">
            <text:p>42682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43765">
            <text:p>43765</text:p>
          </table:table-cell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55972">
            <text:p>55972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5111">
            <text:p>45111</text:p>
          </table:table-cell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46024">
            <text:p>46024</text:p>
          </table:table-cell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46318">
            <text:p>46318</text:p>
          </table:table-cell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46667">
            <text:p>46667</text:p>
          </table:table-cell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47043">
            <text:p>47043</text:p>
          </table:table-cell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46852">
            <text:p>46852</text:p>
          </table:table-cell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46953">
            <text:p>46953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6776">
            <text:p>46776</text:p>
          </table:table-cell>
        </table:table-row>
      </table:table>
      <table:table table:name="qs-pes" table:style-name="ta1" table:print="false">
        <table:table-column table:style-name="co1" table:number-columns-repeated="4" table:default-cell-style-name="Default"/>
        <table:table-row table:style-name="ro1">
          <table:table-cell office:value-type="float" office:value="10">
            <text:p>10</text:p>
          </table:table-cell>
          <table:table-cell office:value-type="float" office:value="1120">
            <text:p>1120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29">
            <text:p>1229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624">
            <text:p>1624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030">
            <text:p>2030</text:p>
          </table:table-cell>
          <table:table-cell table:number-columns-repeated="2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327">
            <text:p>2327</text:p>
          </table:table-cell>
          <table:table-cell table:number-columns-repeated="2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579">
            <text:p>2579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185">
            <text:p>3185</text:p>
          </table:table-cell>
          <table:table-cell table:number-columns-repeated="2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323">
            <text:p>3323</text:p>
          </table:table-cell>
          <table:table-cell table:number-columns-repeated="2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3707">
            <text:p>3707</text:p>
          </table:table-cell>
          <table:table-cell table:number-columns-repeated="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169">
            <text:p>4169</text:p>
          </table:table-cell>
          <table:table-cell table:number-columns-repeated="2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4609">
            <text:p>4609</text:p>
          </table:table-cell>
          <table:table-cell table:number-columns-repeated="2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936">
            <text:p>4936</text:p>
          </table:table-cell>
          <table:table-cell table:number-columns-repeated="2"/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5417">
            <text:p>5417</text:p>
          </table:table-cell>
          <table:table-cell table:number-columns-repeated="2"/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5970">
            <text:p>5970</text:p>
          </table:table-cell>
          <table:table-cell table:number-columns-repeated="2"/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6113">
            <text:p>6113</text:p>
          </table:table-cell>
          <table:table-cell table:number-columns-repeated="2"/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6444">
            <text:p>6444</text:p>
          </table:table-cell>
          <table:table-cell table:number-columns-repeated="2"/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6730">
            <text:p>6730</text:p>
          </table:table-cell>
          <table:table-cell table:number-columns-repeated="2"/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128">
            <text:p>7128</text:p>
          </table:table-cell>
          <table:table-cell table:number-columns-repeated="2"/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789">
            <text:p>7789</text:p>
          </table:table-cell>
          <table:table-cell table:number-columns-repeated="2"/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8350">
            <text:p>8350</text:p>
          </table:table-cell>
          <table:table-cell table:number-columns-repeated="2"/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8790">
            <text:p>8790</text:p>
          </table:table-cell>
          <table:table-cell table:number-columns-repeated="2"/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9602">
            <text:p>9602</text:p>
          </table:table-cell>
          <table:table-cell table:number-columns-repeated="2"/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10286">
            <text:p>10286</text:p>
          </table:table-cell>
          <table:table-cell table:number-columns-repeated="2"/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10696">
            <text:p>10696</text:p>
          </table:table-cell>
          <table:table-cell table:number-columns-repeated="2"/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10899">
            <text:p>10899</text:p>
          </table:table-cell>
          <table:table-cell table:number-columns-repeated="2"/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11245">
            <text:p>11245</text:p>
          </table:table-cell>
          <table:table-cell table:number-columns-repeated="2"/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1658">
            <text:p>11658</text:p>
          </table:table-cell>
          <table:table-cell table:number-columns-repeated="2"/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2319">
            <text:p>12319</text:p>
          </table:table-cell>
          <table:table-cell table:number-columns-repeated="2"/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2504">
            <text:p>12504</text:p>
          </table:table-cell>
          <table:table-cell table:number-columns-repeated="2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2556">
            <text:p>12556</text:p>
          </table:table-cell>
          <table:table-cell table:number-columns-repeated="2"/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12601">
            <text:p>12601</text:p>
          </table:table-cell>
          <table:table-cell table:number-columns-repeated="2"/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2647">
            <text:p>12647</text:p>
          </table:table-cell>
          <table:table-cell table:number-columns-repeated="2"/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13838">
            <text:p>13838</text:p>
          </table:table-cell>
          <table:table-cell table:number-columns-repeated="2"/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13944">
            <text:p>13944</text:p>
          </table:table-cell>
          <table:table-cell table:number-columns-repeated="2"/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14309">
            <text:p>14309</text:p>
          </table:table-cell>
          <table:table-cell table:number-columns-repeated="2"/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5087">
            <text:p>15087</text:p>
          </table:table-cell>
          <table:table-cell table:number-columns-repeated="2"/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5805">
            <text:p>15805</text:p>
          </table:table-cell>
          <table:table-cell table:number-columns-repeated="2"/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16272">
            <text:p>16272</text:p>
          </table:table-cell>
          <table:table-cell table:number-columns-repeated="2"/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16594">
            <text:p>16594</text:p>
          </table:table-cell>
          <table:table-cell table:number-columns-repeated="2"/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17317">
            <text:p>17317</text:p>
          </table:table-cell>
          <table:table-cell table:number-columns-repeated="2"/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17764">
            <text:p>17764</text:p>
          </table:table-cell>
          <table:table-cell table:number-columns-repeated="2"/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18219">
            <text:p>18219</text:p>
          </table:table-cell>
          <table:table-cell table:number-columns-repeated="2"/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19049">
            <text:p>19049</text:p>
          </table:table-cell>
          <table:table-cell table:number-columns-repeated="2"/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20110">
            <text:p>20110</text:p>
          </table:table-cell>
          <table:table-cell table:number-columns-repeated="2"/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20358">
            <text:p>20358</text:p>
          </table:table-cell>
          <table:table-cell table:number-columns-repeated="2"/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21384">
            <text:p>21384</text:p>
          </table:table-cell>
          <table:table-cell table:number-columns-repeated="2"/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22061">
            <text:p>22061</text:p>
          </table:table-cell>
          <table:table-cell table:number-columns-repeated="2"/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22576">
            <text:p>22576</text:p>
          </table:table-cell>
          <table:table-cell table:number-columns-repeated="2"/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22625">
            <text:p>22625</text:p>
          </table:table-cell>
          <table:table-cell table:number-columns-repeated="2"/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22625">
            <text:p>22625</text:p>
          </table:table-cell>
          <table:table-cell table:number-columns-repeated="2"/>
        </table:table-row>
        <table:table-row table:style-name="ro1">
          <table:table-cell office:value-type="float" office:value="510">
            <text:p>510</text:p>
          </table:table-cell>
          <table:table-cell office:value-type="float" office:value="22865">
            <text:p>22865</text:p>
          </table:table-cell>
          <table:table-cell table:number-columns-repeated="2"/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23275">
            <text:p>23275</text:p>
          </table:table-cell>
          <table:table-cell table:number-columns-repeated="2"/>
        </table:table-row>
        <table:table-row table:style-name="ro1">
          <table:table-cell office:value-type="float" office:value="530">
            <text:p>530</text:p>
          </table:table-cell>
          <table:table-cell office:value-type="float" office:value="23900">
            <text:p>23900</text:p>
          </table:table-cell>
          <table:table-cell table:number-columns-repeated="2"/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24128">
            <text:p>24128</text:p>
          </table:table-cell>
          <table:table-cell table:number-columns-repeated="2"/>
        </table:table-row>
        <table:table-row table:style-name="ro1">
          <table:table-cell office:value-type="float" office:value="550">
            <text:p>550</text:p>
          </table:table-cell>
          <table:table-cell office:value-type="float" office:value="25027">
            <text:p>25027</text:p>
          </table:table-cell>
          <table:table-cell table:number-columns-repeated="2"/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25148">
            <text:p>25148</text:p>
          </table:table-cell>
          <table:table-cell table:number-columns-repeated="2"/>
        </table:table-row>
        <table:table-row table:style-name="ro1">
          <table:table-cell office:value-type="float" office:value="570">
            <text:p>570</text:p>
          </table:table-cell>
          <table:table-cell office:value-type="float" office:value="25290">
            <text:p>25290</text:p>
          </table:table-cell>
          <table:table-cell table:number-columns-repeated="2"/>
        </table:table-row>
        <table:table-row table:style-name="ro1">
          <table:table-cell office:value-type="float" office:value="580">
            <text:p>580</text:p>
          </table:table-cell>
          <table:table-cell office:value-type="float" office:value="25956">
            <text:p>25956</text:p>
          </table:table-cell>
          <table:table-cell table:number-columns-repeated="2"/>
        </table:table-row>
        <table:table-row table:style-name="ro1">
          <table:table-cell office:value-type="float" office:value="590">
            <text:p>590</text:p>
          </table:table-cell>
          <table:table-cell office:value-type="float" office:value="25753">
            <text:p>25753</text:p>
          </table:table-cell>
          <table:table-cell table:number-columns-repeated="2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25764">
            <text:p>25764</text:p>
          </table:table-cell>
          <table:table-cell table:number-columns-repeated="2"/>
        </table:table-row>
        <table:table-row table:style-name="ro1">
          <table:table-cell office:value-type="float" office:value="610">
            <text:p>610</text:p>
          </table:table-cell>
          <table:table-cell office:value-type="float" office:value="26005">
            <text:p>26005</text:p>
          </table:table-cell>
          <table:table-cell table:number-columns-repeated="2"/>
        </table:table-row>
        <table:table-row table:style-name="ro1">
          <table:table-cell office:value-type="float" office:value="620">
            <text:p>620</text:p>
          </table:table-cell>
          <table:table-cell office:value-type="float" office:value="26290">
            <text:p>26290</text:p>
          </table:table-cell>
          <table:table-cell table:number-columns-repeated="2"/>
        </table:table-row>
        <table:table-row table:style-name="ro1">
          <table:table-cell office:value-type="float" office:value="630">
            <text:p>630</text:p>
          </table:table-cell>
          <table:table-cell office:value-type="float" office:value="26388">
            <text:p>26388</text:p>
          </table:table-cell>
          <table:table-cell table:number-columns-repeated="2"/>
        </table:table-row>
        <table:table-row table:style-name="ro1">
          <table:table-cell office:value-type="float" office:value="640">
            <text:p>640</text:p>
          </table:table-cell>
          <table:table-cell office:value-type="float" office:value="26173">
            <text:p>26173</text:p>
          </table:table-cell>
          <table:table-cell table:number-columns-repeated="2"/>
        </table:table-row>
        <table:table-row table:style-name="ro1">
          <table:table-cell office:value-type="float" office:value="650">
            <text:p>650</text:p>
          </table:table-cell>
          <table:table-cell office:value-type="float" office:value="27625">
            <text:p>27625</text:p>
          </table:table-cell>
          <table:table-cell table:number-columns-repeated="2"/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28929">
            <text:p>28929</text:p>
          </table:table-cell>
          <table:table-cell table:number-columns-repeated="2"/>
        </table:table-row>
        <table:table-row table:style-name="ro1">
          <table:table-cell office:value-type="float" office:value="670">
            <text:p>670</text:p>
          </table:table-cell>
          <table:table-cell office:value-type="float" office:value="29501">
            <text:p>29501</text:p>
          </table:table-cell>
          <table:table-cell table:number-columns-repeated="2"/>
        </table:table-row>
        <table:table-row table:style-name="ro1">
          <table:table-cell office:value-type="float" office:value="680">
            <text:p>680</text:p>
          </table:table-cell>
          <table:table-cell office:value-type="float" office:value="29042">
            <text:p>29042</text:p>
          </table:table-cell>
          <table:table-cell table:number-columns-repeated="2"/>
        </table:table-row>
        <table:table-row table:style-name="ro1">
          <table:table-cell office:value-type="float" office:value="690">
            <text:p>690</text:p>
          </table:table-cell>
          <table:table-cell office:value-type="float" office:value="29380">
            <text:p>29380</text:p>
          </table:table-cell>
          <table:table-cell table:number-columns-repeated="2"/>
        </table:table-row>
        <table:table-row table:style-name="ro1">
          <table:table-cell office:value-type="float" office:value="700">
            <text:p>700</text:p>
          </table:table-cell>
          <table:table-cell office:value-type="float" office:value="30479">
            <text:p>30479</text:p>
          </table:table-cell>
          <table:table-cell table:number-columns-repeated="2"/>
        </table:table-row>
        <table:table-row table:style-name="ro1">
          <table:table-cell office:value-type="float" office:value="710">
            <text:p>710</text:p>
          </table:table-cell>
          <table:table-cell office:value-type="float" office:value="30599">
            <text:p>30599</text:p>
          </table:table-cell>
          <table:table-cell table:number-columns-repeated="2"/>
        </table:table-row>
        <table:table-row table:style-name="ro1">
          <table:table-cell office:value-type="float" office:value="720">
            <text:p>720</text:p>
          </table:table-cell>
          <table:table-cell office:value-type="float" office:value="31287">
            <text:p>31287</text:p>
          </table:table-cell>
          <table:table-cell table:number-columns-repeated="2"/>
        </table:table-row>
        <table:table-row table:style-name="ro1">
          <table:table-cell office:value-type="float" office:value="730">
            <text:p>730</text:p>
          </table:table-cell>
          <table:table-cell office:value-type="float" office:value="32577">
            <text:p>32577</text:p>
          </table:table-cell>
          <table:table-cell table:number-columns-repeated="2"/>
        </table:table-row>
        <table:table-row table:style-name="ro1">
          <table:table-cell office:value-type="float" office:value="740">
            <text:p>740</text:p>
          </table:table-cell>
          <table:table-cell office:value-type="float" office:value="32941">
            <text:p>32941</text:p>
          </table:table-cell>
          <table:table-cell table:number-columns-repeated="2"/>
        </table:table-row>
        <table:table-row table:style-name="ro1">
          <table:table-cell office:value-type="float" office:value="750">
            <text:p>750</text:p>
          </table:table-cell>
          <table:table-cell office:value-type="float" office:value="33659">
            <text:p>33659</text:p>
          </table:table-cell>
          <table:table-cell table:number-columns-repeated="2"/>
        </table:table-row>
        <table:table-row table:style-name="ro1">
          <table:table-cell office:value-type="float" office:value="760">
            <text:p>760</text:p>
          </table:table-cell>
          <table:table-cell office:value-type="float" office:value="33888">
            <text:p>33888</text:p>
          </table:table-cell>
          <table:table-cell table:number-columns-repeated="2"/>
        </table:table-row>
        <table:table-row table:style-name="ro1">
          <table:table-cell office:value-type="float" office:value="770">
            <text:p>770</text:p>
          </table:table-cell>
          <table:table-cell office:value-type="float" office:value="34005">
            <text:p>34005</text:p>
          </table:table-cell>
          <table:table-cell table:number-columns-repeated="2"/>
        </table:table-row>
        <table:table-row table:style-name="ro1">
          <table:table-cell office:value-type="float" office:value="780">
            <text:p>780</text:p>
          </table:table-cell>
          <table:table-cell office:value-type="float" office:value="34659">
            <text:p>34659</text:p>
          </table:table-cell>
          <table:table-cell table:number-columns-repeated="2"/>
        </table:table-row>
        <table:table-row table:style-name="ro1">
          <table:table-cell office:value-type="float" office:value="790">
            <text:p>790</text:p>
          </table:table-cell>
          <table:table-cell office:value-type="float" office:value="35783">
            <text:p>35783</text:p>
          </table:table-cell>
          <table:table-cell table:number-columns-repeated="2"/>
        </table:table-row>
        <table:table-row table:style-name="ro1">
          <table:table-cell office:value-type="float" office:value="800">
            <text:p>800</text:p>
          </table:table-cell>
          <table:table-cell office:value-type="float" office:value="36132">
            <text:p>36132</text:p>
          </table:table-cell>
          <table:table-cell table:number-columns-repeated="2"/>
        </table:table-row>
        <table:table-row table:style-name="ro1">
          <table:table-cell office:value-type="float" office:value="810">
            <text:p>810</text:p>
          </table:table-cell>
          <table:table-cell office:value-type="float" office:value="37242">
            <text:p>37242</text:p>
          </table:table-cell>
          <table:table-cell table:number-columns-repeated="2"/>
        </table:table-row>
        <table:table-row table:style-name="ro1">
          <table:table-cell office:value-type="float" office:value="820">
            <text:p>820</text:p>
          </table:table-cell>
          <table:table-cell office:value-type="float" office:value="37449">
            <text:p>37449</text:p>
          </table:table-cell>
          <table:table-cell table:number-columns-repeated="2"/>
        </table:table-row>
        <table:table-row table:style-name="ro1">
          <table:table-cell office:value-type="float" office:value="830">
            <text:p>830</text:p>
          </table:table-cell>
          <table:table-cell office:value-type="float" office:value="37430">
            <text:p>37430</text:p>
          </table:table-cell>
          <table:table-cell/>
          <table:table-cell>
            <draw:frame table:end-cell-address="'qs-pes'.K104" table:end-x="0.834cm" table:end-y="0.345cm" draw:z-index="0" draw:style-name="gr1" svg:width="15.983cm" svg:height="8.998cm" svg:x="0.658cm" svg:y="0.388cm">
              <draw:object draw:notify-on-update-of-ranges="'qs-pes'.A1:'qs-pes'.A100 'qs-pes'.B1:'qs-pes'.B10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840">
            <text:p>840</text:p>
          </table:table-cell>
          <table:table-cell office:value-type="float" office:value="38042">
            <text:p>38042</text:p>
          </table:table-cell>
          <table:table-cell table:number-columns-repeated="2"/>
        </table:table-row>
        <table:table-row table:style-name="ro1">
          <table:table-cell office:value-type="float" office:value="850">
            <text:p>850</text:p>
          </table:table-cell>
          <table:table-cell office:value-type="float" office:value="39005">
            <text:p>39005</text:p>
          </table:table-cell>
          <table:table-cell table:number-columns-repeated="2"/>
        </table:table-row>
        <table:table-row table:style-name="ro1">
          <table:table-cell office:value-type="float" office:value="860">
            <text:p>860</text:p>
          </table:table-cell>
          <table:table-cell office:value-type="float" office:value="39798">
            <text:p>39798</text:p>
          </table:table-cell>
          <table:table-cell table:number-columns-repeated="2"/>
        </table:table-row>
        <table:table-row table:style-name="ro1">
          <table:table-cell office:value-type="float" office:value="870">
            <text:p>870</text:p>
          </table:table-cell>
          <table:table-cell office:value-type="float" office:value="41009">
            <text:p>41009</text:p>
          </table:table-cell>
          <table:table-cell table:number-columns-repeated="2"/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42317">
            <text:p>42317</text:p>
          </table:table-cell>
          <table:table-cell table:number-columns-repeated="2"/>
        </table:table-row>
        <table:table-row table:style-name="ro1">
          <table:table-cell office:value-type="float" office:value="890">
            <text:p>890</text:p>
          </table:table-cell>
          <table:table-cell office:value-type="float" office:value="42272">
            <text:p>42272</text:p>
          </table:table-cell>
          <table:table-cell table:number-columns-repeated="2"/>
        </table:table-row>
        <table:table-row table:style-name="ro1">
          <table:table-cell office:value-type="float" office:value="900">
            <text:p>900</text:p>
          </table:table-cell>
          <table:table-cell office:value-type="float" office:value="42723">
            <text:p>42723</text:p>
          </table:table-cell>
          <table:table-cell table:number-columns-repeated="2"/>
        </table:table-row>
        <table:table-row table:style-name="ro1">
          <table:table-cell office:value-type="float" office:value="910">
            <text:p>910</text:p>
          </table:table-cell>
          <table:table-cell office:value-type="float" office:value="43610">
            <text:p>43610</text:p>
          </table:table-cell>
          <table:table-cell table:number-columns-repeated="2"/>
        </table:table-row>
        <table:table-row table:style-name="ro1">
          <table:table-cell office:value-type="float" office:value="920">
            <text:p>920</text:p>
          </table:table-cell>
          <table:table-cell office:value-type="float" office:value="44298">
            <text:p>44298</text:p>
          </table:table-cell>
          <table:table-cell table:number-columns-repeated="2"/>
        </table:table-row>
        <table:table-row table:style-name="ro1">
          <table:table-cell office:value-type="float" office:value="930">
            <text:p>930</text:p>
          </table:table-cell>
          <table:table-cell office:value-type="float" office:value="44844">
            <text:p>44844</text:p>
          </table:table-cell>
          <table:table-cell table:number-columns-repeated="2"/>
        </table:table-row>
        <table:table-row table:style-name="ro1">
          <table:table-cell office:value-type="float" office:value="940">
            <text:p>940</text:p>
          </table:table-cell>
          <table:table-cell office:value-type="float" office:value="45750">
            <text:p>45750</text:p>
          </table:table-cell>
          <table:table-cell table:number-columns-repeated="2"/>
        </table:table-row>
        <table:table-row table:style-name="ro1">
          <table:table-cell office:value-type="float" office:value="950">
            <text:p>950</text:p>
          </table:table-cell>
          <table:table-cell office:value-type="float" office:value="53923">
            <text:p>53923</text:p>
          </table:table-cell>
          <table:table-cell table:number-columns-repeated="2"/>
        </table:table-row>
        <table:table-row table:style-name="ro1">
          <table:table-cell office:value-type="float" office:value="960">
            <text:p>960</text:p>
          </table:table-cell>
          <table:table-cell office:value-type="float" office:value="46396">
            <text:p>46396</text:p>
          </table:table-cell>
          <table:table-cell table:number-columns-repeated="2"/>
        </table:table-row>
        <table:table-row table:style-name="ro1">
          <table:table-cell office:value-type="float" office:value="970">
            <text:p>970</text:p>
          </table:table-cell>
          <table:table-cell office:value-type="float" office:value="46573">
            <text:p>46573</text:p>
          </table:table-cell>
          <table:table-cell table:number-columns-repeated="2"/>
        </table:table-row>
        <table:table-row table:style-name="ro1">
          <table:table-cell office:value-type="float" office:value="980">
            <text:p>980</text:p>
          </table:table-cell>
          <table:table-cell office:value-type="float" office:value="46671">
            <text:p>46671</text:p>
          </table:table-cell>
          <table:table-cell table:number-columns-repeated="2"/>
        </table:table-row>
        <table:table-row table:style-name="ro1">
          <table:table-cell office:value-type="float" office:value="990">
            <text:p>990</text:p>
          </table:table-cell>
          <table:table-cell office:value-type="float" office:value="46573">
            <text:p>46573</text:p>
          </table:table-cell>
          <table:table-cell table:number-columns-repeated="2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6566">
            <text:p>46566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3">23.10.2012</text:date>, <text:time>09:53:2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b. Inf. ZETiSIP </meta:initial-creator>
    <meta:creation-date>2012-10-23T09:44:38.68</meta:creation-date>
    <dc:date>2012-10-23T09:53:27.50</dc:date>
    <dc:creator>Lab. Inf. ZETiSIP </dc:creator>
    <meta:editing-duration>PT8M51S</meta:editing-duration>
    <meta:editing-cycles>1</meta:editing-cycles>
    <meta:document-statistic meta:table-count="4" meta:cell-count="800" meta:object-count="4"/>
    <meta:generator>OpenOffice.org/3.3$Win32 OpenOffice.org_project/330m20$Build-9567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9cm" svg:y="4.202cm" chart:style-name="ch2"/>
        <chart:plot-area chart:style-name="ch3" table:cell-range-address="'ins-opt'.A1:'ins-opt'.B100" svg:x="0.77cm" svg:y="0.855cm" svg:width="12.109cm" svg:height="7.545cm">
          <chartooo:coordinate-region svg:x="1.974cm" svg:y="1.058cm" svg:width="10.522cm" svg:height="6.68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ns-opt'.B1:'ins-opt'.B100" chart:class="chart:scatter">
            <chart:domain table:cell-range-address="'ins-opt'.A1:'ins-opt'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ins-opt'.A1:'ins-opt'.A100</svg:desc>
                </draw:g>
              </table:table-cell>
              <table:table-cell office:value-type="float" office:value="9613">
                <text:p>9613</text:p>
                <draw:g>
                  <svg:desc>'ins-opt'.B1:'ins-opt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361">
                <text:p>23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2552">
                <text:p>2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3872">
                <text:p>38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4587">
                <text:p>4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5267">
                <text:p>52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5925">
                <text:p>59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6586">
                <text:p>65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7301">
                <text:p>73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7899">
                <text:p>78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8605">
                <text:p>86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9278">
                <text:p>92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0031">
                <text:p>100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0666">
                <text:p>1066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1335">
                <text:p>113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1959">
                <text:p>119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8730">
                <text:p>187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3666">
                <text:p>136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4075">
                <text:p>140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4722">
                <text:p>147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6083">
                <text:p>16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6072">
                <text:p>160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6794">
                <text:p>167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7373">
                <text:p>173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8764">
                <text:p>187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8978">
                <text:p>189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0069">
                <text:p>200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2888">
                <text:p>228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207">
                <text:p>2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320">
                <text:p>23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308">
                <text:p>230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399">
                <text:p>23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2429">
                <text:p>2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2485">
                <text:p>24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2609">
                <text:p>26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2567">
                <text:p>2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2718">
                <text:p>27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2722">
                <text:p>272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2778">
                <text:p>27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2906">
                <text:p>29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924">
                <text:p>29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3079">
                <text:p>30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3252">
                <text:p>3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3545">
                <text:p>3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3557">
                <text:p>35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3662">
                <text:p>36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3665">
                <text:p>36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3778">
                <text:p>37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3786">
                <text:p>378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3903">
                <text:p>39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3907">
                <text:p>390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4136">
                <text:p>41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4315">
                <text:p>43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4379">
                <text:p>437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4526">
                <text:p>45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4493">
                <text:p>449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4647">
                <text:p>464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4729">
                <text:p>472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4767">
                <text:p>47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4846">
                <text:p>48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4883">
                <text:p>48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4996">
                <text:p>49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5083">
                <text:p>50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5234">
                <text:p>52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5203">
                <text:p>520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5354">
                <text:p>535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5357">
                <text:p>535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5376">
                <text:p>53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5534">
                <text:p>553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5552">
                <text:p>555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5598">
                <text:p>55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5617">
                <text:p>561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5774">
                <text:p>57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5779">
                <text:p>577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5887">
                <text:p>58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5966">
                <text:p>596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6007">
                <text:p>60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6124">
                <text:p>61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6131">
                <text:p>613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6263">
                <text:p>62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6286">
                <text:p>628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6354">
                <text:p>635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3cm" svg:height="8.999cm" xlink:href=".." xlink:type="simple" chart:class="chart:scatter" chart:style-name="ch1">
        <chart:legend chart:legend-position="end" svg:x="13.502cm" svg:y="4.201cm" chart:style-name="ch2"/>
        <chart:plot-area chart:style-name="ch3" table:cell-range-address="'ins-pes'.A1:'ins-pes'.B100" svg:x="0.769cm" svg:y="0.851cm" svg:width="12.095cm" svg:height="7.549cm">
          <chartooo:coordinate-region svg:x="1.782cm" svg:y="1.053cm" svg:width="10.699cm" svg:height="6.6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ns-pes'.B1:'ins-pes'.B100" chart:class="chart:scatter">
            <chart:domain table:cell-range-address="'ins-pes'.A1:'ins-pes'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ins-pes'.A1:'ins-pes'.A100</svg:desc>
                </draw:g>
              </table:table-cell>
              <table:table-cell office:value-type="float" office:value="5489">
                <text:p>5489</text:p>
                <draw:g>
                  <svg:desc>'ins-pes'.B1:'ins-pes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582">
                <text:p>5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797">
                <text:p>7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846">
                <text:p>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1023">
                <text:p>102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1094">
                <text:p>10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1237">
                <text:p>12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1203">
                <text:p>12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361">
                <text:p>13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1443">
                <text:p>14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1448">
                <text:p>14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1504">
                <text:p>15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1617">
                <text:p>16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1647">
                <text:p>16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676">
                <text:p>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834">
                <text:p>18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2012">
                <text:p>20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2068">
                <text:p>20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2151">
                <text:p>21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2184">
                <text:p>218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2346">
                <text:p>23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2402">
                <text:p>240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2478">
                <text:p>247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2440">
                <text:p>244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2658">
                <text:p>26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2741">
                <text:p>27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2774">
                <text:p>277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2880">
                <text:p>28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955">
                <text:p>295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3135">
                <text:p>31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3252">
                <text:p>325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3248">
                <text:p>324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3376">
                <text:p>337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3368">
                <text:p>33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3594">
                <text:p>359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3546">
                <text:p>354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3605">
                <text:p>36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4181">
                <text:p>41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3895">
                <text:p>38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4004">
                <text:p>400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4113">
                <text:p>411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4136">
                <text:p>41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4346">
                <text:p>43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4470">
                <text:p>44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4428">
                <text:p>442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4586">
                <text:p>458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4549">
                <text:p>45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4666">
                <text:p>46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4669">
                <text:p>466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4790">
                <text:p>479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4846">
                <text:p>48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4846">
                <text:p>484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4966">
                <text:p>49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5113">
                <text:p>511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5200">
                <text:p>52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5233">
                <text:p>52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5358">
                <text:p>535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5316">
                <text:p>531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5410">
                <text:p>541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5530">
                <text:p>55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6779">
                <text:p>677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6481">
                <text:p>64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5650">
                <text:p>56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5771">
                <text:p>57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853">
                <text:p>585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5850">
                <text:p>585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5944">
                <text:p>59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6060">
                <text:p>606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6109">
                <text:p>610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6181">
                <text:p>61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6185">
                <text:p>618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6331">
                <text:p>63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6301">
                <text:p>63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8.999cm" xlink:href=".." xlink:type="simple" chart:class="chart:scatter" chart:style-name="ch1">
        <chart:legend chart:legend-position="end" svg:x="13.503cm" svg:y="4.201cm" chart:style-name="ch2"/>
        <chart:plot-area chart:style-name="ch3" table:cell-range-address="'qs-opt'.A1:'qs-opt'.B100" svg:x="0.769cm" svg:y="0.851cm" svg:width="12.096cm" svg:height="7.549cm">
          <chartooo:coordinate-region svg:x="2.163cm" svg:y="1.053cm" svg:width="10.319cm" svg:height="6.6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s-opt'.B1:'qs-opt'.B100" chart:class="chart:scatter">
            <chart:domain table:cell-range-address="'qs-opt'.A1:'qs-opt'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qs-opt'.A1:'qs-opt'.A100</svg:desc>
                </draw:g>
              </table:table-cell>
              <table:table-cell office:value-type="float" office:value="7211">
                <text:p>7211</text:p>
                <draw:g>
                  <svg:desc>'qs-opt'.B1:'qs-opt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707">
                <text:p>5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6636">
                <text:p>66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9433">
                <text:p>94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1876">
                <text:p>118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2854">
                <text:p>128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15910">
                <text:p>159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5091">
                <text:p>250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23805">
                <text:p>238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25219">
                <text:p>252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26794">
                <text:p>267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27997">
                <text:p>27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30249">
                <text:p>302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34347">
                <text:p>343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38855">
                <text:p>388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51704">
                <text:p>5170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102228">
                <text:p>102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7993">
                <text:p>79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7805">
                <text:p>78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8417">
                <text:p>84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8824">
                <text:p>88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9677">
                <text:p>967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0181">
                <text:p>101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0696">
                <text:p>10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0752">
                <text:p>107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1504">
                <text:p>115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1722">
                <text:p>117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2391">
                <text:p>12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2534">
                <text:p>1253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2561">
                <text:p>125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2564">
                <text:p>125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2850">
                <text:p>1285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3812">
                <text:p>1381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3910">
                <text:p>1391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4324">
                <text:p>143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5155">
                <text:p>1515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5805">
                <text:p>158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6436">
                <text:p>1643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6591">
                <text:p>165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7436">
                <text:p>174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7978">
                <text:p>179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8203">
                <text:p>1820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9110">
                <text:p>191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0088">
                <text:p>200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0482">
                <text:p>204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1005">
                <text:p>210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2121">
                <text:p>221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2573">
                <text:p>2257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2625">
                <text:p>22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2549">
                <text:p>225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22741">
                <text:p>22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23245">
                <text:p>232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3956">
                <text:p>2395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226">
                <text:p>242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5099">
                <text:p>250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5222">
                <text:p>2522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5271">
                <text:p>252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5896">
                <text:p>258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5748">
                <text:p>257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5681">
                <text:p>256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6042">
                <text:p>260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6365">
                <text:p>263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6365">
                <text:p>263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6602">
                <text:p>2660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7528">
                <text:p>275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8915">
                <text:p>2891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9588">
                <text:p>295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9054">
                <text:p>2905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9362">
                <text:p>2936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0151">
                <text:p>301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0666">
                <text:p>306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1392">
                <text:p>313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2452">
                <text:p>324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3047">
                <text:p>3304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3746">
                <text:p>3374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3934">
                <text:p>339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4197">
                <text:p>341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34651">
                <text:p>3465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35734">
                <text:p>3573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6002">
                <text:p>3600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37448">
                <text:p>374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36885">
                <text:p>3688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49863">
                <text:p>4986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38080">
                <text:p>380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39076">
                <text:p>390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39963">
                <text:p>399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41178">
                <text:p>411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42418">
                <text:p>424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42610">
                <text:p>426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42682">
                <text:p>426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43765">
                <text:p>4376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55972">
                <text:p>55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45111">
                <text:p>4511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46024">
                <text:p>460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46318">
                <text:p>463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46667">
                <text:p>4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47043">
                <text:p>4704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46852">
                <text:p>4685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46953">
                <text:p>469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46776">
                <text:p>467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4cm" svg:height="8.999cm" xlink:href=".." xlink:type="simple" chart:class="chart:scatter" chart:style-name="ch1">
        <chart:legend chart:legend-position="end" svg:x="13.503cm" svg:y="4.201cm" chart:style-name="ch2"/>
        <chart:plot-area chart:style-name="ch3" table:cell-range-address="'qs-pes'.A1:'qs-pes'.B100" svg:x="0.769cm" svg:y="0.851cm" svg:width="12.096cm" svg:height="7.549cm">
          <chartooo:coordinate-region svg:x="1.973cm" svg:y="1.053cm" svg:width="10.509cm" svg:height="6.6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s-pes'.B1:'qs-pes'.B100" chart:class="chart:scatter">
            <chart:domain table:cell-range-address="'qs-pes'.A1:'qs-pes'.A100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qs-pes'.A1:'qs-pes'.A100</svg:desc>
                </draw:g>
              </table:table-cell>
              <table:table-cell office:value-type="float" office:value="1120">
                <text:p>1120</text:p>
                <draw:g>
                  <svg:desc>'qs-pes'.B1:'qs-pes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624">
                <text:p>1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">
                <text:p>70</text:p>
              </table:table-cell>
              <table:table-cell office:value-type="float" office:value="3185">
                <text:p>31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3707">
                <text:p>37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">
                <text:p>100</text:p>
              </table:table-cell>
              <table:table-cell office:value-type="float" office:value="4169">
                <text:p>41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0">
                <text:p>110</text:p>
              </table:table-cell>
              <table:table-cell office:value-type="float" office:value="4609">
                <text:p>46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0">
                <text:p>120</text:p>
              </table:table-cell>
              <table:table-cell office:value-type="float" office:value="4936">
                <text:p>49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0">
                <text:p>130</text:p>
              </table:table-cell>
              <table:table-cell office:value-type="float" office:value="5417">
                <text:p>54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0">
                <text:p>140</text:p>
              </table:table-cell>
              <table:table-cell office:value-type="float" office:value="5970">
                <text:p>597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0">
                <text:p>150</text:p>
              </table:table-cell>
              <table:table-cell office:value-type="float" office:value="6113">
                <text:p>61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0">
                <text:p>160</text:p>
              </table:table-cell>
              <table:table-cell office:value-type="float" office:value="6444">
                <text:p>64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0">
                <text:p>170</text:p>
              </table:table-cell>
              <table:table-cell office:value-type="float" office:value="6730">
                <text:p>673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0">
                <text:p>180</text:p>
              </table:table-cell>
              <table:table-cell office:value-type="float" office:value="7128">
                <text:p>71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0">
                <text:p>190</text:p>
              </table:table-cell>
              <table:table-cell office:value-type="float" office:value="7789">
                <text:p>778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0">
                <text:p>200</text:p>
              </table:table-cell>
              <table:table-cell office:value-type="float" office:value="8350">
                <text:p>83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0">
                <text:p>210</text:p>
              </table:table-cell>
              <table:table-cell office:value-type="float" office:value="8790">
                <text:p>879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0">
                <text:p>220</text:p>
              </table:table-cell>
              <table:table-cell office:value-type="float" office:value="9602">
                <text:p>960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0">
                <text:p>230</text:p>
              </table:table-cell>
              <table:table-cell office:value-type="float" office:value="10286">
                <text:p>1028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0">
                <text:p>240</text:p>
              </table:table-cell>
              <table:table-cell office:value-type="float" office:value="10696">
                <text:p>106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0">
                <text:p>250</text:p>
              </table:table-cell>
              <table:table-cell office:value-type="float" office:value="10899">
                <text:p>108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1245">
                <text:p>112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">
                <text:p>270</text:p>
              </table:table-cell>
              <table:table-cell office:value-type="float" office:value="11658">
                <text:p>116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2319">
                <text:p>123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">
                <text:p>290</text:p>
              </table:table-cell>
              <table:table-cell office:value-type="float" office:value="12504">
                <text:p>125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0">
                <text:p>300</text:p>
              </table:table-cell>
              <table:table-cell office:value-type="float" office:value="12556">
                <text:p>125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0">
                <text:p>310</text:p>
              </table:table-cell>
              <table:table-cell office:value-type="float" office:value="12601">
                <text:p>126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0">
                <text:p>320</text:p>
              </table:table-cell>
              <table:table-cell office:value-type="float" office:value="12647">
                <text:p>126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0">
                <text:p>330</text:p>
              </table:table-cell>
              <table:table-cell office:value-type="float" office:value="13838">
                <text:p>138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">
                <text:p>340</text:p>
              </table:table-cell>
              <table:table-cell office:value-type="float" office:value="13944">
                <text:p>139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0">
                <text:p>350</text:p>
              </table:table-cell>
              <table:table-cell office:value-type="float" office:value="14309">
                <text:p>143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15087">
                <text:p>150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0">
                <text:p>370</text:p>
              </table:table-cell>
              <table:table-cell office:value-type="float" office:value="15805">
                <text:p>158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0">
                <text:p>380</text:p>
              </table:table-cell>
              <table:table-cell office:value-type="float" office:value="16272">
                <text:p>1627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0">
                <text:p>390</text:p>
              </table:table-cell>
              <table:table-cell office:value-type="float" office:value="16594">
                <text:p>165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0">
                <text:p>400</text:p>
              </table:table-cell>
              <table:table-cell office:value-type="float" office:value="17317">
                <text:p>173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0">
                <text:p>410</text:p>
              </table:table-cell>
              <table:table-cell office:value-type="float" office:value="17764">
                <text:p>1776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0">
                <text:p>420</text:p>
              </table:table-cell>
              <table:table-cell office:value-type="float" office:value="18219">
                <text:p>1821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0">
                <text:p>430</text:p>
              </table:table-cell>
              <table:table-cell office:value-type="float" office:value="19049">
                <text:p>190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0">
                <text:p>440</text:p>
              </table:table-cell>
              <table:table-cell office:value-type="float" office:value="20110">
                <text:p>20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0">
                <text:p>450</text:p>
              </table:table-cell>
              <table:table-cell office:value-type="float" office:value="20358">
                <text:p>2035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0">
                <text:p>460</text:p>
              </table:table-cell>
              <table:table-cell office:value-type="float" office:value="21384">
                <text:p>2138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0">
                <text:p>470</text:p>
              </table:table-cell>
              <table:table-cell office:value-type="float" office:value="22061">
                <text:p>220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0">
                <text:p>480</text:p>
              </table:table-cell>
              <table:table-cell office:value-type="float" office:value="22576">
                <text:p>2257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0">
                <text:p>490</text:p>
              </table:table-cell>
              <table:table-cell office:value-type="float" office:value="22625">
                <text:p>226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22625">
                <text:p>226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0">
                <text:p>510</text:p>
              </table:table-cell>
              <table:table-cell office:value-type="float" office:value="22865">
                <text:p>228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0">
                <text:p>520</text:p>
              </table:table-cell>
              <table:table-cell office:value-type="float" office:value="23275">
                <text:p>232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0">
                <text:p>530</text:p>
              </table:table-cell>
              <table:table-cell office:value-type="float" office:value="23900">
                <text:p>239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0">
                <text:p>540</text:p>
              </table:table-cell>
              <table:table-cell office:value-type="float" office:value="24128">
                <text:p>241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0">
                <text:p>550</text:p>
              </table:table-cell>
              <table:table-cell office:value-type="float" office:value="25027">
                <text:p>250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0">
                <text:p>560</text:p>
              </table:table-cell>
              <table:table-cell office:value-type="float" office:value="25148">
                <text:p>2514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0">
                <text:p>570</text:p>
              </table:table-cell>
              <table:table-cell office:value-type="float" office:value="25290">
                <text:p>252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0">
                <text:p>580</text:p>
              </table:table-cell>
              <table:table-cell office:value-type="float" office:value="25956">
                <text:p>2595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0">
                <text:p>590</text:p>
              </table:table-cell>
              <table:table-cell office:value-type="float" office:value="25753">
                <text:p>2575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0">
                <text:p>600</text:p>
              </table:table-cell>
              <table:table-cell office:value-type="float" office:value="25764">
                <text:p>257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0">
                <text:p>610</text:p>
              </table:table-cell>
              <table:table-cell office:value-type="float" office:value="26005">
                <text:p>260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0">
                <text:p>620</text:p>
              </table:table-cell>
              <table:table-cell office:value-type="float" office:value="26290">
                <text:p>2629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0">
                <text:p>630</text:p>
              </table:table-cell>
              <table:table-cell office:value-type="float" office:value="26388">
                <text:p>2638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0">
                <text:p>640</text:p>
              </table:table-cell>
              <table:table-cell office:value-type="float" office:value="26173">
                <text:p>2617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0">
                <text:p>650</text:p>
              </table:table-cell>
              <table:table-cell office:value-type="float" office:value="27625">
                <text:p>276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0">
                <text:p>660</text:p>
              </table:table-cell>
              <table:table-cell office:value-type="float" office:value="28929">
                <text:p>289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0">
                <text:p>670</text:p>
              </table:table-cell>
              <table:table-cell office:value-type="float" office:value="29501">
                <text:p>2950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0">
                <text:p>680</text:p>
              </table:table-cell>
              <table:table-cell office:value-type="float" office:value="29042">
                <text:p>2904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0">
                <text:p>690</text:p>
              </table:table-cell>
              <table:table-cell office:value-type="float" office:value="29380">
                <text:p>293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0">
                <text:p>700</text:p>
              </table:table-cell>
              <table:table-cell office:value-type="float" office:value="30479">
                <text:p>3047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0">
                <text:p>710</text:p>
              </table:table-cell>
              <table:table-cell office:value-type="float" office:value="30599">
                <text:p>3059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0">
                <text:p>720</text:p>
              </table:table-cell>
              <table:table-cell office:value-type="float" office:value="31287">
                <text:p>312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0">
                <text:p>730</text:p>
              </table:table-cell>
              <table:table-cell office:value-type="float" office:value="32577">
                <text:p>3257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0">
                <text:p>740</text:p>
              </table:table-cell>
              <table:table-cell office:value-type="float" office:value="32941">
                <text:p>3294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0">
                <text:p>750</text:p>
              </table:table-cell>
              <table:table-cell office:value-type="float" office:value="33659">
                <text:p>336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0">
                <text:p>760</text:p>
              </table:table-cell>
              <table:table-cell office:value-type="float" office:value="33888">
                <text:p>3388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0">
                <text:p>770</text:p>
              </table:table-cell>
              <table:table-cell office:value-type="float" office:value="34005">
                <text:p>34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0">
                <text:p>780</text:p>
              </table:table-cell>
              <table:table-cell office:value-type="float" office:value="34659">
                <text:p>346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0">
                <text:p>790</text:p>
              </table:table-cell>
              <table:table-cell office:value-type="float" office:value="35783">
                <text:p>3578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0">
                <text:p>800</text:p>
              </table:table-cell>
              <table:table-cell office:value-type="float" office:value="36132">
                <text:p>3613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0">
                <text:p>810</text:p>
              </table:table-cell>
              <table:table-cell office:value-type="float" office:value="37242">
                <text:p>372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0">
                <text:p>820</text:p>
              </table:table-cell>
              <table:table-cell office:value-type="float" office:value="37449">
                <text:p>374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0">
                <text:p>830</text:p>
              </table:table-cell>
              <table:table-cell office:value-type="float" office:value="37430">
                <text:p>3743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0">
                <text:p>840</text:p>
              </table:table-cell>
              <table:table-cell office:value-type="float" office:value="38042">
                <text:p>380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0">
                <text:p>850</text:p>
              </table:table-cell>
              <table:table-cell office:value-type="float" office:value="39005">
                <text:p>390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0">
                <text:p>860</text:p>
              </table:table-cell>
              <table:table-cell office:value-type="float" office:value="39798">
                <text:p>397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0">
                <text:p>870</text:p>
              </table:table-cell>
              <table:table-cell office:value-type="float" office:value="41009">
                <text:p>410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0">
                <text:p>880</text:p>
              </table:table-cell>
              <table:table-cell office:value-type="float" office:value="42317">
                <text:p>423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0">
                <text:p>890</text:p>
              </table:table-cell>
              <table:table-cell office:value-type="float" office:value="42272">
                <text:p>422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0">
                <text:p>900</text:p>
              </table:table-cell>
              <table:table-cell office:value-type="float" office:value="42723">
                <text:p>427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0">
                <text:p>910</text:p>
              </table:table-cell>
              <table:table-cell office:value-type="float" office:value="43610">
                <text:p>436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0">
                <text:p>920</text:p>
              </table:table-cell>
              <table:table-cell office:value-type="float" office:value="44298">
                <text:p>4429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0">
                <text:p>930</text:p>
              </table:table-cell>
              <table:table-cell office:value-type="float" office:value="44844">
                <text:p>448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0">
                <text:p>940</text:p>
              </table:table-cell>
              <table:table-cell office:value-type="float" office:value="45750">
                <text:p>457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0">
                <text:p>950</text:p>
              </table:table-cell>
              <table:table-cell office:value-type="float" office:value="53923">
                <text:p>539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0">
                <text:p>960</text:p>
              </table:table-cell>
              <table:table-cell office:value-type="float" office:value="46396">
                <text:p>463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0">
                <text:p>970</text:p>
              </table:table-cell>
              <table:table-cell office:value-type="float" office:value="46573">
                <text:p>4657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0">
                <text:p>980</text:p>
              </table:table-cell>
              <table:table-cell office:value-type="float" office:value="46671">
                <text:p>4667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0">
                <text:p>990</text:p>
              </table:table-cell>
              <table:table-cell office:value-type="float" office:value="46573">
                <text:p>4657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46566">
                <text:p>465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